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HelveticaNeueLT Std Lt" svg:font-family="'HelveticaNeueLT Std Lt'" style:font-pitch="variable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Gras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9" style:family="table">
      <style:table-properties style:width="17cm" table:align="margins" fo:keep-with-next="auto"/>
    </style:style>
    <style:style style:name="Tableau9.A" style:family="table-column">
      <style:table-column-properties style:column-width="2.187cm" style:rel-column-width="8431*"/>
    </style:style>
    <style:style style:name="Tableau9.B" style:family="table-column">
      <style:table-column-properties style:column-width="1.993cm" style:rel-column-width="7683*"/>
    </style:style>
    <style:style style:name="Tableau9.C" style:family="table-column">
      <style:table-column-properties style:column-width="3.069cm" style:rel-column-width="11831*"/>
    </style:style>
    <style:style style:name="Tableau9.D" style:family="table-column">
      <style:table-column-properties style:column-width="4.082cm" style:rel-column-width="15734*"/>
    </style:style>
    <style:style style:name="Tableau9.E" style:family="table-column">
      <style:table-column-properties style:column-width="3.131cm" style:rel-column-width="12069*"/>
    </style:style>
    <style:style style:name="Tableau9.F" style:family="table-column">
      <style:table-column-properties style:column-width="2.538cm" style:rel-column-width="9787*"/>
    </style:style>
    <style:style style:name="Tableau9.1" style:family="table-row">
      <style:table-row-properties fo:keep-together="always"/>
    </style:style>
    <style:style style:name="Tableau9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C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au9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9.F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9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 style:may-break-between-rows="false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style:vertical-align="middle" fo:padding="0.097cm" fo:border="0.05pt solid #000000"/>
    </style:style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4.101cm"/>
    </style:style>
    <style:style style:name="Tableau1.B" style:family="table-column">
      <style:table-column-properties style:column-width="3.194cm"/>
    </style:style>
    <style:style style:name="Tableau1.C" style:family="table-column">
      <style:table-column-properties style:column-width="2.806cm"/>
    </style:style>
    <style:style style:name="Tableau1.D" style:family="table-column">
      <style:table-column-properties style:column-width="3.704cm"/>
    </style:style>
    <style:style style:name="Tableau1.E" style:family="table-column">
      <style:table-column-properties style:column-width="3.207cm"/>
    </style:style>
    <style:style style:name="Tableau1.A1" style:family="table-cell">
      <style:table-cell-properties fo:padding="0.097cm" fo:border="none"/>
    </style:style>
    <style:style style:name="Tableau1.3" style:family="table-row">
      <style:table-row-properties style:min-row-height="0.434cm"/>
    </style:style>
    <style:style style:name="Tableau2" style:family="table">
      <style:table-properties style:width="17.009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au2.A" style:family="table-column">
      <style:table-column-properties style:column-width="3.307cm"/>
    </style:style>
    <style:style style:name="Tableau2.B" style:family="table-column">
      <style:table-column-properties style:column-width="3.194cm"/>
    </style:style>
    <style:style style:name="Tableau2.C" style:family="table-column">
      <style:table-column-properties style:column-width="3.496cm"/>
    </style:style>
    <style:style style:name="Tableau2.E" style:family="table-column">
      <style:table-column-properties style:column-width="3.817cm"/>
    </style:style>
    <style:style style:name="Tableau2.1" style:family="table-row">
      <style:table-row-properties fo:background-color="transparent" fo:keep-together="auto">
        <style:background-image/>
      </style:table-row-properties>
    </style:style>
    <style:style style:name="Tableau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E1" style:family="table-cell">
      <style:table-cell-properties style:vertical-align="" fo:background-color="#cccccc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none" fo:border-top="none" fo:border-bottom="0.05pt solid #000000"/>
    </style:style>
    <style:style style:name="Tableau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entury Gothic" fo:font-size="12pt" style:text-underline-style="none" fo:font-weight="normal" officeooo:rsid="00471d9c" officeooo:paragraph-rsid="0019f55d" fo:background-color="transparent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Century Gothic" fo:font-size="12pt" style:text-underline-style="none" fo:font-weight="normal" officeooo:rsid="00471d9c" officeooo:paragraph-rsid="0019f55d" fo:background-color="transparent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color="#000000" style:font-name="HelveticaNeueLT Std Lt" fo:font-size="7pt" fo:language="zxx" fo:country="none" fo:font-style="normal" style:text-underline-style="none" fo:font-weight="bold" officeooo:rsid="003518a6" officeooo:paragraph-rsid="001e9bc2" fo:background-color="transparent" style:font-size-asian="7pt" style:language-asian="zxx" style:country-asian="none" style:font-style-asian="normal" style:font-weight-asian="bold" style:font-size-complex="7pt" style:language-complex="zxx" style:country-complex="none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style:font-name="Tibetan Machine Uni" fo:font-size="10pt" fo:language="zxx" fo:country="none" fo:font-style="italic" style:text-underline-style="solid" style:text-underline-width="auto" style:text-underline-color="font-color" fo:font-weight="bold" officeooo:rsid="003518a6" officeooo:paragraph-rsid="002e083b" fo:background-color="transparent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000000" style:font-name="Liberation Serif" fo:font-size="11pt" fo:language="zxx" fo:country="none" fo:font-style="italic" style:text-underline-style="solid" style:text-underline-width="auto" style:text-underline-color="font-color" fo:font-weight="bold" officeooo:rsid="003518a6" officeooo:paragraph-rsid="001e9bc2" fo:background-color="transparent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000000" style:font-name="Liberation Serif" fo:font-size="11pt" fo:language="zxx" fo:country="none" fo:font-style="italic" style:text-underline-style="solid" style:text-underline-width="auto" style:text-underline-color="font-color" fo:font-weight="bold" officeooo:rsid="003518a6" officeooo:paragraph-rsid="002e083b" fo:background-color="transparent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P7" style:family="paragraph" style:parent-style-name="Standard">
      <style:text-properties style:font-name="Tibetan Machine Uni" fo:font-size="11pt" style:text-underline-style="none" fo:font-weight="normal" officeooo:rsid="00471d9c" officeooo:paragraph-rsid="0019f55d" fo:background-color="transparent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ize="11pt" style:text-underline-style="none" fo:font-weight="normal" officeooo:rsid="01b5c3db" officeooo:paragraph-rsid="001e9bc2" fo:background-color="transparent" style:font-size-asian="11pt" style:font-weight-asian="normal" style:font-size-complex="11pt" style:font-weight-complex="normal"/>
    </style:style>
    <style:style style:name="P9" style:family="paragraph" style:parent-style-name="Standard">
      <style:text-properties style:font-name="Liberation Serif" fo:font-size="12pt" style:text-underline-style="none" fo:font-weight="bold" officeooo:rsid="004990b3" officeooo:paragraph-rsid="0019f55d" fo:background-color="transparent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true" fo:text-indent="0cm" style:auto-text-indent="false" style:shadow="none"/>
      <style:text-properties style:font-name="HelveticaNeueLT Std Lt" fo:font-size="7pt" fo:language="zxx" fo:country="none" fo:font-style="normal" fo:font-weight="bold" officeooo:paragraph-rsid="01893438" style:font-size-asian="7pt" style:language-asian="zxx" style:country-asian="none" style:font-style-asian="normal" style:font-weight-asian="bold" style:font-size-complex="7pt" style:language-complex="zxx" style:country-complex="none"/>
    </style:style>
    <style:style style:name="P11" style:family="paragraph" style:parent-style-name="Standard">
      <style:paragraph-properties fo:margin-left="0cm" fo:margin-right="0cm" fo:margin-top="0cm" fo:margin-bottom="0cm" loext:contextual-spacing="true" fo:text-align="justify" style:justify-single-word="false" fo:text-indent="0cm" style:auto-text-indent="false" style:shadow="none"/>
      <style:text-properties style:font-name="HelveticaNeueLT Std Lt" fo:font-size="7pt" fo:language="zxx" fo:country="none" fo:font-style="normal" fo:font-weight="bold" officeooo:paragraph-rsid="001e9bc2" style:font-size-asian="7pt" style:language-asian="zxx" style:country-asian="none" style:font-style-asian="normal" style:font-weight-asian="bold" style:font-size-complex="7pt" style:language-complex="zxx" style:country-complex="none"/>
    </style:style>
    <style:style style:name="P12" style:family="paragraph" style:parent-style-name="Standard">
      <style:paragraph-properties fo:margin-left="0cm" fo:margin-right="0cm" fo:margin-top="0cm" fo:margin-bottom="0cm" loext:contextual-spacing="true" fo:text-align="justify" style:justify-single-word="false" fo:text-indent="0cm" style:auto-text-indent="false" style:shadow="none"/>
      <style:text-properties fo:color="#000000" style:font-name="Tibetan Machine Uni" fo:font-size="6pt" fo:language="zxx" fo:country="none" fo:font-style="normal" style:text-underline-style="none" fo:font-weight="normal" officeooo:rsid="004becc4" officeooo:paragraph-rsid="00376667" fo:background-color="transparent" style:font-size-asian="6pt" style:language-asian="zxx" style:country-asian="none" style:font-style-asian="normal" style:font-weight-asian="normal" style:font-size-complex="6pt" style:language-complex="zxx" style:country-complex="none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true" fo:text-align="justify" style:justify-single-word="false" fo:text-indent="0cm" style:auto-text-indent="false" style:shadow="none"/>
      <style:text-properties fo:color="#000000" style:font-name="Tibetan Machine Uni" fo:font-size="6pt" fo:language="zxx" fo:country="none" fo:font-style="normal" style:text-underline-style="none" fo:font-weight="normal" officeooo:rsid="004becc4" officeooo:paragraph-rsid="003f68f8" fo:background-color="transparent" style:font-size-asian="6pt" style:language-asian="zxx" style:country-asian="none" style:font-style-asian="normal" style:font-weight-asian="normal" style:font-size-complex="6pt" style:language-complex="zxx" style:country-complex="none" style:font-weight-complex="normal"/>
    </style:style>
    <style:style style:name="P14" style:family="paragraph" style:parent-style-name="Table_20_Contents">
      <style:paragraph-properties fo:margin-left="0cm" fo:margin-right="0cm" fo:margin-top="0cm" fo:margin-bottom="0cm" loext:contextual-spacing="true" fo:line-height="0.3cm" fo:text-align="start" style:justify-single-word="false" fo:text-indent="0cm" style:auto-text-indent="false" style:shadow="none">
        <style:tab-stops/>
      </style:paragraph-properties>
      <style:text-properties fo:color="#000000" style:font-name="Tibetan Machine Uni" fo:font-size="7pt" fo:language="zxx" fo:country="none" fo:font-style="normal" style:text-underline-style="solid" style:text-underline-width="auto" style:text-underline-color="font-color" fo:font-weight="normal" officeooo:rsid="003d57b9" officeooo:paragraph-rsid="00390f05" fo:background-color="transparent" style:font-size-asian="7pt" style:language-asian="zxx" style:country-asian="none" style:font-style-asian="normal" style:font-weight-asian="normal" style:font-size-complex="7pt" style:language-complex="zxx" style:country-complex="none" style:font-weight-complex="normal"/>
    </style:style>
    <style:style style:name="P15" style:family="paragraph" style:parent-style-name="Table_20_Contents">
      <style:paragraph-properties fo:margin-left="0cm" fo:margin-right="0cm" fo:margin-top="0cm" fo:margin-bottom="0cm" loext:contextual-spacing="true" fo:line-height="0.3cm" fo:text-align="start" style:justify-single-word="false" fo:text-indent="0cm" style:auto-text-indent="false" style:shadow="none">
        <style:tab-stops/>
      </style:paragraph-properties>
      <style:text-properties fo:color="#000000" style:font-name="Tibetan Machine Uni" fo:font-size="7pt" fo:language="zxx" fo:country="none" fo:font-style="normal" style:text-underline-style="solid" style:text-underline-width="auto" style:text-underline-color="font-color" fo:font-weight="normal" officeooo:rsid="003d57b9" officeooo:paragraph-rsid="003c1736" fo:background-color="transparent" style:font-size-asian="7pt" style:language-asian="zxx" style:country-asian="none" style:font-style-asian="normal" style:font-weight-asian="normal" style:font-size-complex="7pt" style:language-complex="zxx" style:country-complex="none" style:font-weight-complex="normal"/>
    </style:style>
    <style:style style:name="P16" style:family="paragraph" style:parent-style-name="Table_20_Contents">
      <style:paragraph-properties fo:margin-left="0cm" fo:margin-right="0cm" fo:margin-top="0cm" fo:margin-bottom="0cm" loext:contextual-spacing="true" fo:line-height="0.3cm" fo:text-align="start" style:justify-single-word="false" fo:text-indent="0cm" style:auto-text-indent="false" style:shadow="none">
        <style:tab-stops/>
      </style:paragraph-properties>
      <style:text-properties fo:color="#000000" style:font-name="Tibetan Machine Uni" fo:font-size="7pt" fo:language="zxx" fo:country="none" fo:font-style="normal" style:text-underline-style="solid" style:text-underline-width="auto" style:text-underline-color="font-color" fo:font-weight="normal" officeooo:rsid="003d57b9" officeooo:paragraph-rsid="003f68f8" fo:background-color="transparent" style:font-size-asian="7pt" style:language-asian="zxx" style:country-asian="none" style:font-style-asian="normal" style:font-weight-asian="normal" style:font-size-complex="7pt" style:language-complex="zxx" style:country-complex="none" style:font-weight-complex="normal"/>
    </style:style>
    <style:style style:name="P17" style:family="paragraph" style:parent-style-name="Table_20_Contents">
      <style:paragraph-properties fo:margin-left="0cm" fo:margin-right="0cm" fo:margin-top="0cm" fo:margin-bottom="0cm" loext:contextual-spacing="true" fo:line-height="0.3cm" fo:text-align="start" style:justify-single-word="false" fo:text-indent="0cm" style:auto-text-indent="false" style:shadow="none">
        <style:tab-stops/>
      </style:paragraph-properties>
      <style:text-properties fo:color="#000000" style:font-name="Tibetan Machine Uni" fo:font-size="7pt" fo:language="zxx" fo:country="none" fo:font-style="normal" style:text-underline-style="solid" style:text-underline-width="auto" style:text-underline-color="font-color" fo:font-weight="normal" officeooo:rsid="003d57b9" officeooo:paragraph-rsid="00429090" fo:background-color="transparent" style:font-size-asian="7pt" style:language-asian="zxx" style:country-asian="none" style:font-style-asian="normal" style:font-weight-asian="normal" style:font-size-complex="7pt" style:language-complex="zxx" style:country-complex="none" style:font-weight-complex="normal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betan Machine Uni" fo:font-size="11pt" style:text-underline-style="none" fo:font-weight="normal" officeooo:rsid="005f5276" officeooo:paragraph-rsid="001be304" fo:background-color="transparent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betan Machine Uni" fo:font-size="10pt" style:text-underline-style="none" fo:font-weight="normal" officeooo:rsid="005f5276" officeooo:paragraph-rsid="007497c5" fo:background-color="transparent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Tibetan Machine Uni" fo:font-size="10pt" officeooo:rsid="00471d9c" officeooo:paragraph-rsid="001be304" fo:background-color="transparent" style:font-size-asian="10pt" style:font-size-complex="10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1pt" style:text-underline-style="none" fo:font-weight="normal" officeooo:rsid="01521c61" officeooo:paragraph-rsid="0019f55d" fo:background-color="transparent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1pt" style:text-underline-style="none" fo:font-weight="normal" officeooo:rsid="00471d9c" officeooo:paragraph-rsid="0053377a" fo:background-color="transparent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1pt" style:text-underline-style="none" fo:font-weight="normal" officeooo:rsid="00471d9c" officeooo:paragraph-rsid="0019f55d" fo:background-color="transparent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erif" fo:font-size="11pt" style:text-underline-style="none" fo:font-weight="normal" officeooo:rsid="007497c5" officeooo:paragraph-rsid="007497c5" fo:background-color="transparent" style:font-size-asian="11pt" style:font-weight-asian="normal" style:font-size-complex="11pt" style:font-weight-complex="normal"/>
    </style:style>
    <style:style style:name="P25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 fo:break-before="auto" fo:break-after="auto"/>
      <style:text-properties style:font-name="Tibetan Machine Uni" fo:font-size="10pt" style:text-underline-style="none" fo:font-weight="normal" officeooo:rsid="007497c5" officeooo:paragraph-rsid="007497c5" fo:background-color="transparent" style:font-size-asian="10pt" style:font-weight-asian="normal" style:font-size-complex="10pt" style:font-weight-complex="normal"/>
    </style:style>
    <style:style style:name="P26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 fo:break-before="auto" fo:break-after="auto"/>
      <style:text-properties style:font-name="Liberation Serif" fo:font-size="11pt" style:text-underline-style="none" fo:font-weight="normal" officeooo:rsid="007497c5" officeooo:paragraph-rsid="007497c5" fo:background-color="transparent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break-before="page"/>
      <style:text-properties style:font-name="Century Gothic" fo:font-size="9pt" style:text-underline-style="none" fo:font-weight="normal" officeooo:rsid="00471d9c" officeooo:paragraph-rsid="0019f55d" fo:background-color="transparent" style:font-size-asian="9pt" style:font-weight-asian="normal" style:font-size-complex="9pt" style:font-weight-complex="normal"/>
    </style:style>
    <style:style style:name="P28" style:family="paragraph" style:parent-style-name="Standard" style:master-page-name="">
      <style:paragraph-properties fo:line-height="100%" style:page-number="auto" fo:break-before="auto" fo:break-after="auto"/>
      <style:text-properties style:font-name="Century Gothic" fo:font-size="12pt" style:text-underline-style="none" fo:font-weight="normal" officeooo:rsid="00471d9c" officeooo:paragraph-rsid="0019f55d" fo:background-color="transparent" style:font-size-asian="12pt" style:font-weight-asian="normal" style:font-size-complex="12pt" style:font-weight-complex="normal"/>
    </style:style>
    <style:style style:name="P29" style:family="paragraph" style:parent-style-name="Standard" style:master-page-name="">
      <style:paragraph-properties fo:text-align="start" style:justify-single-word="false" style:page-number="auto" fo:break-before="auto" fo:break-after="auto"/>
      <style:text-properties style:font-name="Liberation Serif" fo:font-size="11pt" style:text-underline-style="none" fo:font-weight="normal" officeooo:rsid="00471d9c" officeooo:paragraph-rsid="004f62d8" fo:background-color="transparent" style:font-size-asian="11pt" style:font-weight-asian="normal" style:font-size-complex="11pt" style:font-weight-complex="normal"/>
    </style:style>
    <style:style style:name="P30" style:family="paragraph" style:parent-style-name="Standard" style:master-page-name="">
      <style:paragraph-properties fo:text-align="start" style:justify-single-word="false" style:page-number="auto" fo:break-before="auto" fo:break-after="auto"/>
      <style:text-properties style:font-name="Liberation Serif" fo:font-size="11pt" style:text-underline-style="none" fo:font-weight="normal" officeooo:rsid="00471d9c" officeooo:paragraph-rsid="001dc23d" fo:background-color="transparent" style:font-size-asian="11pt" style:font-weight-asian="normal" style:font-size-complex="11pt" style:font-weight-complex="normal"/>
    </style:style>
    <style:style style:name="P31" style:family="paragraph" style:parent-style-name="Standard" style:master-page-name="">
      <style:paragraph-properties style:page-number="auto" fo:break-before="auto" fo:break-after="auto"/>
      <style:text-properties style:font-name="Liberation Serif" fo:font-size="11pt" style:text-underline-style="none" fo:font-weight="normal" officeooo:rsid="00471d9c" officeooo:paragraph-rsid="0019f55d" fo:background-color="transparent" style:font-size-asian="11pt" style:font-weight-asian="normal" style:font-size-complex="11pt" style:font-weight-complex="normal"/>
    </style:style>
    <style:style style:name="P32" style:family="paragraph" style:parent-style-name="Table_20_Contents" style:master-page-name="">
      <style:paragraph-properties fo:text-align="center" style:justify-single-word="false" style:page-number="auto" fo:break-before="auto" fo:break-after="auto"/>
      <style:text-properties style:font-name="Liberation Serif" fo:font-size="11pt" style:text-underline-style="none" fo:font-weight="bold" officeooo:rsid="01234e0e" officeooo:paragraph-rsid="0055e9c2" fo:background-color="transparent" style:font-size-asian="11pt" style:font-weight-asian="bold" style:font-size-complex="11pt" style:font-weight-complex="bold"/>
    </style:style>
    <style:style style:name="P33" style:family="paragraph" style:parent-style-name="Table_20_Contents">
      <style:paragraph-properties fo:text-align="justify" style:justify-single-word="false"/>
      <style:text-properties style:font-name="Century Gothic" fo:font-size="12pt" style:font-size-asian="12pt" style:font-size-complex="12pt"/>
    </style:style>
    <style:style style:name="P34" style:family="paragraph" style:parent-style-name="Standard">
      <style:paragraph-properties fo:margin-left="0cm" fo:margin-right="1.9cm" fo:margin-top="0.101cm" fo:margin-bottom="0cm" loext:contextual-spacing="false" fo:line-height="115%" fo:text-align="start" style:justify-single-word="false" fo:text-indent="0cm" style:auto-text-indent="false" style:shadow="none">
        <style:tab-stops/>
      </style:paragraph-properties>
      <style:text-properties fo:color="#000000" style:font-name="Liberation Serif" fo:font-size="11pt" fo:language="zxx" fo:country="none" fo:font-style="normal" style:text-underline-style="none" fo:font-weight="bold" officeooo:rsid="004becc4" officeooo:paragraph-rsid="005823ce" fo:background-color="transparent" style:font-size-asian="11pt" style:language-asian="zxx" style:country-asian="none" style:font-style-asian="normal" style:font-weight-asian="bold" style:font-size-complex="11pt" style:language-complex="zxx" style:country-complex="none" style:font-style-complex="normal" style:font-weight-complex="bold"/>
    </style:style>
    <style:style style:name="P35" style:family="paragraph" style:parent-style-name="Standard">
      <style:paragraph-properties fo:margin-left="0cm" fo:margin-right="1.9cm" fo:margin-top="0.101cm" fo:margin-bottom="0cm" loext:contextual-spacing="false" fo:line-height="115%" fo:text-align="start" style:justify-single-word="false" fo:text-indent="0cm" style:auto-text-indent="false" style:shadow="none">
        <style:tab-stops/>
      </style:paragraph-properties>
      <style:text-properties fo:color="#000000" style:font-name="HelveticaNeueLT Std Lt" fo:font-size="8pt" fo:language="zxx" fo:country="none" fo:font-style="italic" style:text-underline-style="none" fo:font-weight="bold" officeooo:rsid="004becc4" officeooo:paragraph-rsid="004dd12d" fo:background-color="transparent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P36" style:family="paragraph" style:parent-style-name="signature">
      <style:text-properties style:font-name="Times New Roman" fo:font-size="10pt" fo:font-weight="bold" officeooo:rsid="00475e66" officeooo:paragraph-rsid="007818af" style:font-size-asian="10pt" style:font-weight-asian="bold" style:font-size-complex="10pt" style:font-weight-complex="bold"/>
    </style:style>
    <style:style style:name="P37" style:family="paragraph" style:parent-style-name="signature">
      <style:text-properties style:font-name="Liberation Serif" officeooo:rsid="00475e66" officeooo:paragraph-rsid="007818af"/>
    </style:style>
    <style:style style:name="P38" style:family="paragraph" style:parent-style-name="Date">
      <style:text-properties officeooo:paragraph-rsid="0082ccd2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bold" officeooo:rsid="004becc4" style:font-weight-asian="bold" style:font-weight-complex="bold"/>
    </style:style>
    <style:style style:name="T4" style:family="text">
      <style:text-properties style:text-underline-style="none" fo:font-weight="bold" officeooo:rsid="004dede0" style:font-weight-asian="bold" style:font-weight-complex="bold"/>
    </style:style>
    <style:style style:name="T5" style:family="text">
      <style:text-properties style:text-underline-style="none" fo:font-weight="normal" officeooo:rsid="0028f62a" style:font-weight-asian="normal" style:font-weight-complex="normal"/>
    </style:style>
    <style:style style:name="T6" style:family="text">
      <style:text-properties style:text-underline-style="none" officeooo:rsid="004dede0"/>
    </style:style>
    <style:style style:name="T7" style:family="text">
      <style:text-properties style:text-underline-style="none" officeooo:rsid="00471d9c" fo:background-color="transparent" loext:char-shading-value="0"/>
    </style:style>
    <style:style style:name="T8" style:family="text">
      <style:text-properties style:text-underline-style="none" officeooo:rsid="004becc4"/>
    </style:style>
    <style:style style:name="T9" style:family="text">
      <style:text-properties style:text-underline-style="none" officeooo:rsid="00471d9c"/>
    </style:style>
    <style:style style:name="T10" style:family="text">
      <style:text-properties officeooo:rsid="0028f62a"/>
    </style:style>
    <style:style style:name="T11" style:family="text">
      <style:text-properties officeooo:rsid="005f5276"/>
    </style:style>
    <style:style style:name="T12" style:family="text">
      <style:text-properties officeooo:rsid="00471d9c"/>
    </style:style>
    <style:style style:name="T13" style:family="text">
      <style:text-properties officeooo:rsid="004990b3"/>
    </style:style>
    <style:style style:name="T14" style:family="text">
      <style:text-properties officeooo:rsid="001e9bc2"/>
    </style:style>
    <style:style style:name="T15" style:family="text">
      <style:text-properties fo:color="#000000" fo:font-style="normal" fo:font-weight="bold" style:font-style-asian="normal" style:font-weight-asian="bold" style:font-weight-complex="bold"/>
    </style:style>
    <style:style style:name="T16" style:family="text">
      <style:text-properties fo:color="#000000" fo:font-style="normal" style:font-style-asian="normal"/>
    </style:style>
    <style:style style:name="T17" style:family="text">
      <style:text-properties fo:color="#000000" fo:language="zxx" fo:country="none" fo:font-style="normal" fo:font-weight="bold" officeooo:rsid="004becc4" style:language-asian="zxx" style:country-asian="none" style:font-style-asian="normal" style:font-weight-asian="bold" style:language-complex="zxx" style:country-complex="none" style:font-weight-complex="bold"/>
    </style:style>
    <style:style style:name="T18" style:family="text">
      <style:text-properties style:text-outline="false" style:text-line-through-style="none" style:text-line-through-type="none" fo:text-shadow="none" style:text-underline-style="none" fo:font-weight="bold" officeooo:rsid="009a9095" style:font-weight-asian="bold" style:font-weight-complex="bold" style:text-emphasize="none"/>
    </style:style>
    <style:style style:name="T19" style:family="text">
      <style:text-properties fo:font-size="6pt" style:text-underline-style="none" officeooo:rsid="004becc4" style:font-size-asian="6pt" style:font-size-complex="6pt"/>
    </style:style>
    <style:style style:name="T20" style:family="text">
      <style:text-properties fo:font-size="10.5pt" style:text-underline-style="none" officeooo:rsid="005d865d" style:font-size-asian="10.5pt" style:font-size-complex="10.5pt"/>
    </style:style>
    <style:style style:name="T21" style:family="text">
      <style:text-properties fo:font-style="normal" fo:font-weight="bold" style:font-style-asian="normal" style:font-weight-asian="bold" style:font-weight-complex="bold"/>
    </style:style>
    <style:style style:name="T22" style:family="text">
      <style:text-properties fo:font-style="normal" style:font-style-asian="normal"/>
    </style:style>
    <style:style style:name="T23" style:family="text">
      <style:text-properties fo:language="zxx" fo:country="none" fo:font-style="normal" fo:font-weight="bold" officeooo:rsid="004becc4" style:language-asian="zxx" style:country-asian="none" style:font-style-asian="normal" style:font-weight-asian="bold" style:language-complex="zxx" style:country-complex="none" style:font-weight-complex="bold"/>
    </style:style>
    <style:style style:name="T24" style:family="text">
      <style:text-properties officeooo:rsid="0046ac5e"/>
    </style:style>
    <style:style style:name="T25" style:family="text">
      <style:text-properties fo:font-weight="normal" officeooo:rsid="00471d9c" style:font-weight-asian="normal" style:font-weight-complex="normal"/>
    </style:style>
    <style:style style:name="T26" style:family="text">
      <style:text-properties fo:font-size="10pt" fo:font-weight="normal" style:font-size-asian="10pt" style:font-weight-asian="normal" style:font-size-complex="10pt" style:font-weight-complex="normal"/>
    </style:style>
    <style:style style:name="T27" style:family="text">
      <style:text-properties officeooo:rsid="0069f328"/>
    </style:style>
    <style:style style:name="T28" style:family="text">
      <style:text-properties style:font-name="Liberation Serif"/>
    </style:style>
    <style:style style:name="T29" style:family="text">
      <style:text-properties style:font-name="Liberation Serif" fo:font-size="11pt" style:font-size-asian="11pt" style:font-size-complex="11pt"/>
    </style:style>
    <style:style style:name="T30" style:family="text">
      <style:text-properties style:font-name="Liberation Serif" fo:font-size="11pt" officeooo:rsid="0018f06a" style:font-size-asian="11pt" style:font-size-complex="11pt"/>
    </style:style>
    <style:style style:name="T31" style:family="text">
      <style:text-properties style:font-name="Liberation Serif" fo:font-size="11pt" officeooo:rsid="004990b3" style:font-size-asian="11pt" style:font-size-complex="11pt"/>
    </style:style>
    <style:style style:name="T32" style:family="text">
      <style:text-properties style:font-name="Liberation Serif" fo:font-size="11pt" officeooo:rsid="008b9dc0" style:font-size-asian="11pt" style:font-size-complex="11pt"/>
    </style:style>
    <style:style style:name="T33" style:family="text">
      <style:text-properties style:font-name="Liberation Serif" fo:font-size="11pt" officeooo:rsid="008d3eeb" style:font-size-asian="11pt" style:font-size-complex="11pt"/>
    </style:style>
    <style:style style:name="T34" style:family="text">
      <style:text-properties style:font-name="Liberation Serif" fo:font-size="11pt" officeooo:rsid="01b981db" style:font-size-asian="11pt" style:font-size-complex="11pt"/>
    </style:style>
    <style:style style:name="T35" style:family="text">
      <style:text-properties style:font-name="Liberation Serif" fo:font-size="11pt" style:text-underline-style="none" officeooo:rsid="004becc4" style:font-size-asian="11pt" style:font-size-complex="11pt"/>
    </style:style>
    <style:style style:name="T36" style:family="text">
      <style:text-properties style:font-name="Liberation Serif" fo:font-size="11pt" style:text-underline-style="none" officeooo:rsid="005d865d" style:font-size-asian="11pt" style:font-size-complex="11pt"/>
    </style:style>
    <style:style style:name="T37" style:family="text">
      <style:text-properties style:font-name="Liberation Serif" fo:font-size="11pt" style:text-underline-style="none" officeooo:rsid="00682747" style:font-size-asian="11pt" style:font-size-complex="11pt"/>
    </style:style>
    <style:style style:name="T38" style:family="text">
      <style:text-properties style:font-name="Liberation Serif" fo:font-size="11pt" style:text-underline-style="none" officeooo:rsid="00429090" style:font-size-asian="11pt" style:font-size-complex="11pt"/>
    </style:style>
    <style:style style:name="T39" style:family="text">
      <style:text-properties style:font-name="Liberation Serif" officeooo:rsid="001be304"/>
    </style:style>
    <style:style style:name="T40" style:family="text">
      <style:text-properties officeooo:rsid="007818a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placeholder text:placeholder-type="text">&lt;for each="contract in objects"&gt;</text:placeholder></text:p>
      <text:p text:style-name="P1"/>
      <text:p text:style-name="P1"/>
      <text:p text:style-name="P9"/>
      <text:p text:style-name="Address"><text:placeholder text:placeholder-type="text">&lt;contract.subscriber.full_name&gt;</text:placeholder></text:p>
      <text:p text:style-name="Address"><text:placeholder text:placeholder-type="text">&lt;if test="contract.get_contract_address().full_address"&gt;</text:placeholder></text:p>
      <text:p text:style-name="Address"><text:placeholder text:placeholder-type="text">&lt;for each="line in contract.get_contract_address().full_address.split('\n')[:-1]"&gt;</text:placeholder></text:p>
      <text:p text:style-name="Address"><text:placeholder text:placeholder-type="text">&lt;line&gt;</text:placeholder></text:p>
      <text:p text:style-name="Address"><text:placeholder text:placeholder-type="text">&lt;/for&gt;</text:placeholder></text:p>
      <text:p text:style-name="Address"><text:placeholder text:placeholder-type="text">&lt;contract.get_contract_address().full_address.split('\n')[-1]&gt;</text:placeholder></text:p>
      <text:p text:style-name="Address"><text:placeholder text:placeholder-type="text">&lt;/if&gt;</text:placeholder></text:p>
      <text:p text:style-name="Address"/>
      <text:p text:style-name="Réferences">Références</text:p>
      <text:p text:style-name="Réferences_20_informations"><text:span text:style-name="T11">Adhérent</text:span><text:tab/>: <text:span text:style-name="T12"><text:placeholder text:placeholder-type="text">&lt;contract.subscriber.code&gt;</text:placeholder></text:span></text:p>
      <text:p text:style-name="Réferences_20_informations">Certificat<text:tab/>: <text:placeholder text:placeholder-type="text">&lt;contract.contract_number&gt;</text:placeholder></text:p>
      <text:p text:style-name="Réferences_20_informations">Contrat <text:tab/>: <text:span text:style-name="T5"><text:placeholder text:placeholder-type="text">&lt;contract.product.extra_data.get('nom_editique_produit') or contract.product.name&gt;</text:placeholder></text:span></text:p>
      <text:p text:style-name="Réferences_20_informations"><text:span text:style-name="T10">C</text:span>ourtier <text:tab/>: <text:span text:style-name="T10"><text:placeholder text:placeholder-type="text">&lt;contract.broker.party.name&gt;</text:placeholder></text:span></text:p>
      <text:p text:style-name="P7"/>
      <text:p text:style-name="P1"/>
      <text:p text:style-name="P38"><text:span text:style-name="T29"><text:placeholder text:placeholder-type="text">&lt;if test="getattr(contract.company.party.addresses[0],'city',None)"&gt;</text:placeholder></text:span><text:span text:style-name="T29"><text:placeholder text:placeholder-type="text">&lt;contract.company.party.addresses[0].city.title()&gt;</text:placeholder></text:span><text:span text:style-name="T29">, </text:span><text:span text:style-name="T30">le </text:span><text:span text:style-name="T29"><text:placeholder text:placeholder-type="text">&lt;format_date(datetime.date.today(), Party.lang)&gt;</text:placeholder></text:span><text:span text:style-name="T31"><text:placeholder text:placeholder-type="text">&lt;/if&gt;</text:placeholder></text:span><text:span text:style-name="T31"> </text:span><text:span text:style-name="T31"><text:placeholder text:placeholder-type="text">&lt;if test="not getattr(contract.company.party.addresses[0],'city',None)"&gt;</text:placeholder></text:span><text:span text:style-name="T31">Le </text:span><text:span text:style-name="T29"><text:placeholder text:placeholder-type="text">&lt;format_date(datetime.date.today(), Party.lang)&gt;</text:placeholder></text:span><text:span text:style-name="T31"><text:placeholder text:placeholder-type="text">&lt;/if&gt;</text:placeholder></text:span></text:p>
      <text:p text:style-name="P26"/>
      <text:p text:style-name="Objet">Objet: <text:span text:style-name="T40">Échéancier</text:span></text:p>
      <text:p text:style-name="P24"/>
      <text:p text:style-name="Madame"><text:s/><text:span text:style-name="T29"><text:placeholder text:placeholder-type="text">&lt;if test="contract.subscriber.gender =='male'"&gt;</text:placeholder></text:span><text:span text:style-name="T32">Monsieur</text:span><text:span text:style-name="T29"><text:placeholder text:placeholder-type="text">&lt;/if&gt;</text:placeholder></text:span><text:span text:style-name="T29"><text:placeholder text:placeholder-type="text">&lt;if test="contract.subscriber.gender =='female'"&gt;</text:placeholder></text:span><text:span text:style-name="T33">Madame</text:span><text:span text:style-name="T29"><text:placeholder text:placeholder-type="text">&lt;/if&gt;</text:placeholder></text:span><text:span text:style-name="T29"><text:placeholder text:placeholder-type="text">&lt;if test="contract.subscriber.gender ==''"&gt;</text:placeholder></text:span><text:span text:style-name="T34">Messieurs</text:span><text:span text:style-name="T29">,</text:span><text:span text:style-name="T29"><text:placeholder text:placeholder-type="text">&lt;/if&gt;</text:placeholder></text:span><text:span text:style-name="T29">,</text:span></text:p>
      <text:p text:style-name="P25"/>
      <text:p text:style-name="Paragraphe"><text:placeholder text:placeholder-type="text">&lt;if test="getattr(contract,'used_loans',None)"&gt;</text:placeholder></text:p>
      <text:p text:style-name="Paragraphe">Nous vous prions de bien vouloir trouver ci-joint votre échéancier, suite à la réception du tableau d’amortissement <text:s/>de l’organisme prêteur.</text:p>
      <text:p text:style-name="P20"/>
      <text:p text:style-name="Paragraphe">Nous vous prions de croire, <text:span text:style-name="T13"><text:placeholder text:placeholder-type="text">&lt;if test="contract.subscriber.gender =='male'"&gt;</text:placeholder></text:span><text:span text:style-name="T13">Monsieur</text:span><text:span text:style-name="T13"><text:placeholder text:placeholder-type="text">&lt;/if&gt;</text:placeholder></text:span><text:span text:style-name="T13"><text:placeholder text:placeholder-type="text">&lt;if test="contract.subscriber.gender =='female'"&gt;</text:placeholder></text:span><text:span text:style-name="T13">Madame</text:span><text:span text:style-name="T13"><text:placeholder text:placeholder-type="text">&lt;/if&gt;</text:placeholder></text:span><text:span text:style-name="T13"><text:placeholder text:placeholder-type="text">&lt;if test="contract.subscriber.gender ==''"&gt;</text:placeholder></text:span><text:span text:style-name="T13">Messieurs</text:span><text:span text:style-name="T13"><text:placeholder text:placeholder-type="text">&lt;/if&gt;</text:placeholder></text:span><text:span text:style-name="T13">, </text:span>en l'expression de nos sentiments distingués et dévoués.</text:p>
      <text:p text:style-name="P18"/>
      <text:p text:style-name="P18"/>
      <text:p text:style-name="signature"><text:soft-page-break/><text:tab/><text:tab/><text:tab/><text:tab/> <text:s/><text:tab/><text:tab/><text:span text:style-name="T28"> <text:s text:c="2"/>Service Gestion Emprunteur</text:span><text:span text:style-name="T39"> </text:span></text:p>
      <text:p text:style-name="P7"/>
      <text:p text:style-name="P27"/>
      <text:p text:style-name="P2"/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column table:style-name="Tableau9.E"/>
        <table:table-column table:style-name="Tableau9.F"/>
        <table:table-header-rows>
          <table:table-row table:style-name="Tableau9.1">
            <table:table-cell table:style-name="Tableau9.A1" table:number-columns-spanned="2" office:value-type="string">
              <text:p text:style-name="En_20_tête_20_tableau">Périodes</text:p>
            </table:table-cell>
            <table:covered-table-cell/>
            <table:table-cell table:style-name="Tableau9.C1" table:number-columns-spanned="4" office:value-type="string">
              <text:p text:style-name="En_20_tête_20_tableau">Capital restant dû par prêts</text:p>
            </table:table-cell>
            <table:covered-table-cell/>
            <table:covered-table-cell/>
            <table:covered-table-cell/>
          </table:table-row>
          <table:table-row table:style-name="Tableau9.1">
            <table:table-cell table:style-name="Tableau9.A2" office:value-type="string">
              <text:p text:style-name="En_20_tête_20_tableau">Début</text:p>
            </table:table-cell>
            <table:table-cell table:style-name="Tableau9.A2" office:value-type="string">
              <text:p text:style-name="En_20_tête_20_tableau">Fin</text:p>
            </table:table-cell>
            <table:table-cell table:style-name="Tableau9.A2" office:value-type="string">
              <text:p text:style-name="En_20_tête_20_tableau"><text:placeholder text:placeholder-type="text">&lt;for each="loan in contract.loans"&gt;</text:placeholder></text:p>
            </table:table-cell>
            <table:table-cell table:style-name="Tableau9.A2" office:value-type="string">
              <text:p text:style-name="En_20_tête_20_tableau">Prêt N° <text:placeholder text:placeholder-type="text">&lt;loan.order&gt;</text:placeholder></text:p>
            </table:table-cell>
            <table:table-cell table:style-name="Tableau9.A2" office:value-type="string">
              <text:p text:style-name="En_20_tête_20_tableau"><text:placeholder text:placeholder-type="text">&lt;/for&gt;</text:placeholder></text:p>
            </table:table-cell>
            <table:table-cell table:style-name="Tableau9.F2" office:value-type="string">
              <text:p text:style-name="En_20_tête_20_tableau">Total échéance</text:p>
            </table:table-cell>
          </table:table-row>
        </table:table-header-rows>
        <table:table-row table:style-name="Tableau9.1">
          <table:table-cell table:style-name="Tableau9.A3" table:number-columns-spanned="6" office:value-type="string">
            <text:p text:style-name="P23"><text:placeholder text:placeholder-type="text">&lt;for each="premium in contract.get_future_invoices(contract.id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1">
          <table:table-cell table:style-name="Tableau9.A4" office:value-type="string">
            <text:p text:style-name="Comtenu_20_du_20_tableau"><text:placeholder text:placeholder-type="text">&lt;format_date(premium['start'], Party.lang)&gt;</text:placeholder></text:p>
          </table:table-cell>
          <table:table-cell table:style-name="Tableau9.B4" office:value-type="string">
            <text:p text:style-name="Comtenu_20_du_20_tableau"><text:placeholder text:placeholder-type="text">&lt;format_date(premium['end'], Party.lang)&gt;</text:placeholder></text:p>
          </table:table-cell>
          <table:table-cell table:style-name="Tableau9.C4" office:value-type="string">
            <text:p text:style-name="Comtenu_20_du_20_tableau"><text:placeholder text:placeholder-type="text">&lt;for each="loan in contract.used_loans"&gt;</text:placeholder></text:p>
          </table:table-cell>
          <table:table-cell table:style-name="Tableau9.D4" office:value-type="string">
            <text:p text:style-name="Comtenu_20_du_20_tableau"><text:placeholder text:placeholder-type="text">&lt;format_currency(loan.get_outstanding_loan_balance(at_date=max(premium['start'],loan.funds_release_date)) * ([x.share for x in loan.current_loan_shares if x.option.coverage.insurance_kind == 'death'] or [loan.current_loan_shares[0].share])[0], Party.lang, loan.currency)&gt;</text:placeholder></text:p>
          </table:table-cell>
          <table:table-cell table:style-name="Tableau9.E4" office:value-type="string">
            <text:p text:style-name="Comtenu_20_du_20_tableau"><text:placeholder text:placeholder-type="text">&lt;/for&gt;</text:placeholder></text:p>
          </table:table-cell>
          <table:table-cell table:style-name="Tableau9.F4" office:value-type="string">
            <text:p text:style-name="Comtenu_20_du_20_tableau"><text:placeholder text:placeholder-type="text">&lt;format_currency(premium['total_amount'], Party.lang, contract.currency)&gt;</text:placeholder></text:p>
          </table:table-cell>
        </table:table-row>
        <table:table-row table:style-name="Tableau9.1">
          <table:table-cell table:style-name="Tableau9.A5" table:number-columns-spanned="6" office:value-type="string">
            <text:p text:style-name="P2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En_20_tête_20_tableau">Total des cotisations dues TTC (Frais et Taxes inclus) : <text:span text:style-name="T7"><text:placeholder text:placeholder-type="text">&lt;format_currency(contract.total_premium_amount, Party.lang, contract.currency)&gt;</text:placeholder></text:span></text:p>
          </table:table-cell>
        </table:table-row>
      </table:table>
      <text:p text:style-name="Paragraphe"><text:placeholder text:placeholder-type="text">&lt;/if&gt;</text:placeholder></text:p>
      <text:p text:style-name="Paragraphe"><text:placeholder text:placeholder-type="text">&lt;if test="not getattr(contract,'used_loans',None)"&gt;</text:placeholder></text:p>
      <text:p text:style-name="Paragraphe"><text:span text:style-name="T14">N</text:span>ous vous prions de bien vouloir <text:span text:style-name="T24">re</text:span>trouver <text:span text:style-name="T14">ci-dessous le récapitulatif de votre adhésion ainsi que votre échéancier:</text:span></text:p>
      <text:p text:style-name="P8"/>
      <text:p text:style-name="P5">Les personnes couvertes par le contrat :</text:p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33"/>
          </table:table-cell>
          <table:table-cell table:style-name="Tableau1.A1" office:value-type="string">
            <text:p text:style-name="En_20_tête_20_tableau">Nom</text:p>
          </table:table-cell>
          <table:table-cell table:style-name="Tableau1.A1" office:value-type="string">
            <text:p text:style-name="En_20_tête_20_tableau">Prénom</text:p>
          </table:table-cell>
          <table:table-cell table:style-name="Tableau1.A1" office:value-type="string">
            <text:p text:style-name="En_20_tête_20_tableau">Référence contrat</text:p>
          </table:table-cell>
          <table:table-cell table:style-name="Tableau1.A1" office:value-type="string">
            <text:p text:style-name="En_20_tête_20_tableau">Produit</text:p>
          </table:table-cell>
        </table:table-row>
        <table:table-row>
          <table:table-cell table:style-name="Tableau1.A1" table:number-columns-spanned="5" office:value-type="string">
            <text:p text:style-name="P10"><text:placeholder text:placeholder-type="text">&lt;for each="covered in contract.get_covered_elements_at_date(max(contract.start_date, Date+relativedelta(days=1))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1" office:value-type="string">
            <text:p text:style-name="P12"><text:placeholder text:placeholder-type="text">&lt;if test="getattr(covered,'beneficiary_code',None)"&gt;</text:placeholder></text:p>
            <text:p text:style-name="P14"><text:span text:style-name="T19"><text:placeholder text:placeholder-type="text">&lt;if test="covered.beneficiary_code == '10'"&gt;</text:placeholder></text:span><text:span text:style-name="T35">Adhérent principal</text:span><text:span text:style-name="T19"><text:placeholder text:placeholder-type="text">&lt;/if&gt;</text:placeholder></text:span></text:p>
            <text:p text:style-name="P15"><text:span text:style-name="T19"><text:placeholder text:placeholder-type="text">&lt;if test="covered.beneficiary_code == '20'"&gt;</text:placeholder></text:span><text:span text:style-name="T36">Conjoint</text:span><text:span text:style-name="T19"><text:placeholder text:placeholder-type="text">&lt;/if&gt;</text:placeholder></text:span></text:p>
            <text:p text:style-name="P15"><text:span text:style-name="T19"><text:placeholder text:placeholder-type="text">&lt;if test="covered.beneficiary_code and covered.beneficiary_code[0] == '3'"&gt;</text:placeholder></text:span><text:span text:style-name="T36">Enfant n°</text:span><text:span text:style-name="T20"> </text:span><text:span text:style-name="T19"><text:placeholder text:placeholder-type="text">&lt;int(covered.beneficiary_code[1]) + 1&gt;</text:placeholder></text:span><text:span text:style-name="T19"><text:placeholder text:placeholder-type="text">&lt;/if&gt;</text:placeholder></text:span></text:p>
            <text:p text:style-name="P12"><text:placeholder text:placeholder-type="text">&lt;/if&gt;</text:placeholder></text:p>
            <text:p text:style-name="P13"><text:placeholder text:placeholder-type="text">&lt;if test="not getattr(covered,'beneficiary_code',None)"&gt;</text:placeholder></text:p>
            <text:p text:style-name="P16"><text:span text:style-name="T19"><text:placeholder text:placeholder-type="text">&lt;if test="covered.options[0].covered_element_type=='principal'"&gt;</text:placeholder></text:span><text:soft-page-break/><text:span text:style-name="T35">Adhérent principal</text:span><text:span text:style-name="T19"><text:placeholder text:placeholder-type="text">&lt;/if&gt;</text:placeholder></text:span></text:p>
            <text:p text:style-name="P17"><text:span text:style-name="T19"><text:placeholder text:placeholder-type="text">&lt;if test="covered.options[0].covered_element_type=='conjoint'"&gt;</text:placeholder></text:span><text:span text:style-name="T37">C</text:span><text:span text:style-name="T38">onjoint</text:span><text:span text:style-name="T19"><text:placeholder text:placeholder-type="text">&lt;/if&gt;</text:placeholder></text:span></text:p>
            <text:p text:style-name="P17"><text:span text:style-name="T19"><text:placeholder text:placeholder-type="text">&lt;if test="covered.options[0].covered_element_type=='enfant'"&gt;</text:placeholder></text:span><text:span text:style-name="T37">E</text:span><text:span text:style-name="T38">nfant</text:span><text:span text:style-name="T19"><text:placeholder text:placeholder-type="text">&lt;/if&gt;</text:placeholder></text:span></text:p>
            <text:p text:style-name="P13"><text:placeholder text:placeholder-type="text">&lt;/if&gt;</text:placeholder></text:p>
          </table:table-cell>
          <table:table-cell table:style-name="Tableau1.A1" office:value-type="string">
            <text:p text:style-name="Comtenu_20_du_20_tableau"><text:span text:style-name="T29"><text:placeholder text:placeholder-type="text">&lt;covered.party.name&gt;</text:placeholder></text:span> </text:p>
          </table:table-cell>
          <table:table-cell table:style-name="Tableau1.A1" office:value-type="string">
            <text:p text:style-name="Comtenu_20_du_20_tableau"><text:placeholder text:placeholder-type="text">&lt;covered.party.first_name&gt;</text:placeholder></text:p>
          </table:table-cell>
          <table:table-cell table:style-name="Tableau1.A1" office:value-type="string">
            <text:p text:style-name="Comtenu_20_du_20_tableau"><text:placeholder text:placeholder-type="text">&lt;covered.contract.contract_number&gt;</text:placeholder></text:p>
          </table:table-cell>
          <table:table-cell table:style-name="Tableau1.A1" office:value-type="string">
            <text:p text:style-name="Comtenu_20_du_20_tableau"><text:placeholder text:placeholder-type="text">&lt;covered.contract.product.name&gt;</text:placeholder></text:p>
          </table:table-cell>
        </table:table-row>
        <table:table-row>
          <table:table-cell table:style-name="Tableau1.A1" table:number-columns-spanned="5" office:value-type="string">
            <text:p text:style-name="P1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4"/>
      <text:p text:style-name="P6">Vos modalités de paiement et vos cotisations:</text:p>
      <text:p text:style-name="P6"/>
      <text:p text:style-name="Paragraphe"><text:span text:style-name="T1">Type de paiement : </text:span><text:span text:style-name="T2"><text:placeholder text:placeholder-type="text">&lt;'Prélèvement' if contract.billing_information.direct_debit else 'Chèque'&gt;</text:placeholder></text:span><text:span text:style-name="T2"><text:placeholder text:placeholder-type="text">&lt;if test="contract.billing_information.direct_debit"&gt;</text:placeholder></text:span><text:span text:style-name="T2">, </text:span><text:span text:style-name="T3">le </text:span><text:span text:style-name="T3"><text:placeholder text:placeholder-type="text">&lt;contract.billing_information.direct_debit_day&gt;</text:placeholder></text:span><text:span text:style-name="T3"> </text:span><text:span text:style-name="T18"><text:placeholder text:placeholder-type="text">&lt;if test="contract.billing_information.billing_mode.frequency == 'monthly'"&gt;</text:placeholder></text:span><text:span text:style-name="T18">mensuellement</text:span><text:span text:style-name="T18"><text:placeholder text:placeholder-type="text">&lt;/if&gt;</text:placeholder></text:span><text:span text:style-name="T18"><text:placeholder text:placeholder-type="text">&lt;if test="contract.billing_information.billing_mode.frequency == 'quarterly'"&gt;</text:placeholder></text:span><text:span text:style-name="T18">trimestriellement</text:span><text:span text:style-name="T18"><text:placeholder text:placeholder-type="text">&lt;/if&gt;</text:placeholder></text:span><text:span text:style-name="T18"><text:placeholder text:placeholder-type="text">&lt;if test="contract.billing_information.billing_mode.frequency == 'yearly'"&gt;</text:placeholder></text:span><text:span text:style-name="T18">annuellement</text:span><text:span text:style-name="T18"><text:placeholder text:placeholder-type="text">&lt;/if&gt;</text:placeholder></text:span><text:span text:style-name="T4">.</text:span><text:span text:style-name="T4"><text:placeholder text:placeholder-type="text">&lt;/if&gt;</text:placeholder></text:span></text:p>
      <text:p text:style-name="Paragraphe"><text:span text:style-name="T16">Références bancaires :</text:span><text:span text:style-name="T15"> </text:span><text:span text:style-name="T17"><text:placeholder text:placeholder-type="text">&lt;contract.billing_information.direct_debit_account.number&gt;</text:placeholder></text:span></text:p>
      <text:p text:style-name="Paragraphe"><text:span text:style-name="T22">Référence Unique de Mandat (RUM) :</text:span><text:span text:style-name="T21"> </text:span><text:span text:style-name="T23"><text:placeholder text:placeholder-type="text">&lt;contract.billing_information.sepa_mandate.identification&gt;</text:placeholder></text:span></text:p>
      <text:p text:style-name="Paragraphe"><text:span text:style-name="T6">Numéro ICS du créancier :</text:span><text:span text:style-name="T4"> </text:span><text:span text:style-name="T3"><text:placeholder text:placeholder-type="text">&lt;contract.company.party.sepa_creditor_identifier_used&gt;</text:placeholder></text:span></text:p>
      <text:p text:style-name="P34"/>
      <text:p text:style-name="Paragraphe"><text:span text:style-name="T8">C</text:span><text:span text:style-name="T1">i-desous l'ensemble de vos cotisations jusqu'à </text:span><text:span text:style-name="T9"><text:placeholder text:placeholder-type="text">&lt;format_date(contract.end_date,Party.lang)&gt;</text:placeholder></text:span><text:span text:style-name="T9"> :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B"/>
        <table:table-column table:style-name="Tableau2.E"/>
        <table:table-row table:style-name="Tableau2.1">
          <table:table-cell table:style-name="Tableau2.A1" office:value-type="string">
            <text:p text:style-name="En_20_tête_20_tableau">Début</text:p>
          </table:table-cell>
          <table:table-cell table:style-name="Tableau2.A1" office:value-type="string">
            <text:p text:style-name="En_20_tête_20_tableau"><text:span text:style-name="T29">Fin</text:span> </text:p>
          </table:table-cell>
          <table:table-cell table:style-name="Tableau2.A1" office:value-type="string">
            <text:p text:style-name="En_20_tête_20_tableau">Montant HT</text:p>
          </table:table-cell>
          <table:table-cell table:style-name="Tableau2.A1" office:value-type="string">
            <text:p text:style-name="En_20_tête_20_tableau">Taxes</text:p>
          </table:table-cell>
          <table:table-cell table:style-name="Tableau2.E1" office:value-type="string">
            <text:p text:style-name="En_20_tête_20_tableau">Montant TTC</text:p>
          </table:table-cell>
        </table:table-row>
        <table:table-row>
          <table:table-cell table:style-name="Tableau2.A5" table:number-columns-spanned="5" office:value-type="string">
            <text:p text:style-name="P22"><text:placeholder text:placeholder-type="text">&lt;for each="premium in contract.get_future_invoices(contract.id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3" office:value-type="string">
            <text:p text:style-name="Comtenu_20_du_20_tableau"><text:placeholder text:placeholder-type="text">&lt;format_date(premium['start'], Party.lang)&gt;</text:placeholder></text:p>
          </table:table-cell>
          <table:table-cell table:style-name="Tableau2.D3" office:value-type="string">
            <text:p text:style-name="Comtenu_20_du_20_tableau"><text:placeholder text:placeholder-type="text">&lt;format_date(premium['end'], Party.lang)&gt;</text:placeholder></text:p>
          </table:table-cell>
          <table:table-cell table:style-name="Tableau2.C3" office:value-type="string">
            <text:p text:style-name="Comtenu_20_du_20_tableau"><text:placeholder text:placeholder-type="text">&lt;premium['amount']&gt;</text:placeholder></text:p>
          </table:table-cell>
          <table:table-cell table:style-name="Tableau2.D3" office:value-type="string">
            <text:p text:style-name="Comtenu_20_du_20_tableau"><text:placeholder text:placeholder-type="text">&lt;premium['tax_amount']&gt;</text:placeholder></text:p>
          </table:table-cell>
          <table:table-cell table:style-name="Tableau2.E3" office:value-type="string">
            <text:p text:style-name="Comtenu_20_du_20_tableau"><text:placeholder text:placeholder-type="text">&lt;premium['total_amount']&gt;</text:placeholder></text:p>
          </table:table-cell>
        </table:table-row>
        <table:table-row>
          <table:table-cell table:style-name="Tableau2.A5" table:number-columns-spanned="5" office:value-type="string">
            <text:p text:style-name="P2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5" table:number-columns-spanned="5" office:value-type="string">
            <text:p text:style-name="P32">Total des cotisations dues TTC (Frais et Taxes inclus) : <text:span text:style-name="T25"><text:placeholder text:placeholder-type="text">&lt;format_currency(contract.total_premium_amount, Party.lang, contract.currency)&gt;</text:placeholder>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35"/>
      <text:p text:style-name="Paragraphe">Vous souhaitant bonne réception, et restant à votre entière disposition pour tout renseignement complémentaire que vous pourriez désirer.</text:p>
      <text:p text:style-name="Paragraphe"/>
      <text:p text:style-name="Paragraphe">Nous vous prions de croire, <text:placeholder text:placeholder-type="text">&lt;if test="contract.subscriber.gender =='male'"&gt;</text:placeholder>Monsieur<text:placeholder text:placeholder-type="text">&lt;/if&gt;</text:placeholder><text:placeholder text:placeholder-type="text">&lt;if test="contract.subscriber.gender =='female'"&gt;</text:placeholder>Madame<text:placeholder text:placeholder-type="text">&lt;/if&gt;</text:placeholder><text:placeholder text:placeholder-type="text">&lt;if test="contract.subscriber.gender ==''"&gt;</text:placeholder>Messieurs<text:placeholder text:placeholder-type="text">&lt;/if&gt;</text:placeholder>, en l'expression de nos <text:span text:style-name="T27">salutations les plus </text:span><text:s/>distingué<text:span text:style-name="T27">e</text:span>s .</text:p>
      <text:p text:style-name="P19"><text:tab/><text:tab/><text:tab/><text:tab/><text:tab/><text:tab/><text:tab/><text:tab/><text:tab/> <text:s text:c="5"/></text:p>
      <text:p text:style-name="P36"><text:tab/><text:tab/><text:tab/><text:tab/><text:tab/><text:tab/><text:tab/><text:tab/><text:tab/></text:p>
      <text:p text:style-name="P37">Service Gestion Prévoyance</text:p>
      <text:p text:style-name="P30"><text:placeholder text:placeholder-type="text">&lt;/if&gt;</text:placeholder></text:p>
      <text:p text:style-name="P3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HelveticaNeueLT Std Lt" svg:font-family="'HelveticaNeueLT Std Lt'" style:font-pitch="variable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Gras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yle_20_Coog" style:display-name="Style Coog" style:family="paragraph" style:master-page-name="">
      <loext:graphic-properties draw:fill="none" draw:fill-color="#729fcf"/>
      <style:paragraph-properties fo:margin-left="10.8cm" fo:margin-right="0cm" fo:margin-top="0cm" fo:margin-bottom="0cm" loext:contextual-spacing="false" fo:line-height="100%" fo:text-align="start" style:justify-single-word="false" fo:orphans="2" fo:widows="2" fo:text-indent="0cm" style:auto-text-indent="false" style:page-number="auto" fo:background-color="transparent" fo:padding="0cm" fo:border="none" style:shadow="none" style:writing-mode="lr-tb">
        <style:tab-stops/>
      </style:paragraph-properties>
      <style:text-properties style:font-name="Tibetan Machine Uni" fo:font-family="'Tibetan Machine Uni'" style:font-pitch="variable" fo:font-size="11pt" fo:font-weight="normal" officeooo:rsid="004990b3" fo:background-color="transparent" style:font-size-asian="11pt" style:font-weight-asian="normal" style:font-name-complex="Arial" style:font-family-complex="Arial" style:font-family-generic-complex="system" style:font-pitch-complex="variable" style:font-size-complex="11pt" style:font-weight-complex="normal"/>
    </style:style>
    <style:style style:name="Address" style:family="paragraph" style:parent-style-name="Style_20_Coog" style:next-style-name="Standard" style:master-page-name="">
      <style:paragraph-properties style:page-number="auto"/>
      <style:text-properties style:font-name="Liberation Serif1" fo:font-family="'Liberation Serif'" style:font-style-name="Normal" style:font-family-generic="roman" style:font-pitch="variable" fo:font-size="11pt"/>
    </style:style>
    <style:style style:name="Réferences" style:family="paragraph" style:parent-style-name="Style_20_Coog" style:master-page-name="">
      <style:paragraph-properties fo:margin-left="0cm" fo:margin-right="0cm" fo:text-indent="0cm" style:auto-text-indent="false" style:page-number="auto"/>
      <style:text-properties style:font-name="Liberation Serif2" fo:font-family="'Liberation Serif'" style:font-style-name="Gras" style:font-family-generic="roman" style:font-pitch="variable" style:text-underline-style="solid" style:text-underline-width="auto" style:text-underline-color="font-color" fo:font-weight="bold"/>
    </style:style>
    <style:style style:name="Réferences_20_informations" style:display-name="Réferences informations" style:family="paragraph" style:parent-style-name="Style_20_Coog" style:master-page-name="">
      <style:paragraph-properties fo:margin-left="0cm" fo:margin-right="0cm" fo:text-indent="0cm" style:auto-text-indent="false" style:page-number="auto"/>
      <style:text-properties style:font-name="Liberation Serif2" fo:font-family="'Liberation Serif'" style:font-style-name="Gras" style:font-family-generic="roman" style:font-pitch="variable" fo:font-weight="normal"/>
    </style:style>
    <style:style style:name="Date" style:family="paragraph" style:parent-style-name="Style_20_Coog">
      <style:paragraph-properties fo:margin-left="10.8cm" fo:margin-right="0cm" fo:text-indent="0cm" style:auto-text-indent="false"/>
    </style:style>
    <style:style style:name="Objet" style:family="paragraph" style:parent-style-name="Style_20_Coog">
      <style:paragraph-properties fo:margin-left="0cm" fo:margin-right="0cm" fo:text-indent="0cm" style:auto-text-indent="false"/>
      <style:text-properties style:font-name="Liberation Serif1" fo:font-family="'Liberation Serif'" style:font-style-name="Normal" style:font-family-generic="roman" style:font-pitch="variable"/>
    </style:style>
    <style:style style:name="Madame" style:family="paragraph" style:parent-style-name="Style_20_Coog">
      <style:paragraph-properties fo:margin-left="0cm" fo:margin-right="0cm" fo:text-indent="2cm" style:auto-text-indent="false"/>
    </style:style>
    <style:style style:name="Paragraphe" style:family="paragraph" style:parent-style-name="Style_20_Coog">
      <style:paragraph-properties fo:margin-left="0cm" fo:margin-right="0cm" fo:text-indent="0cm" style:auto-text-indent="false"/>
      <style:text-properties style:font-name="Liberation Serif1" fo:font-family="'Liberation Serif'" style:font-style-name="Normal" style:font-family-generic="roman" style:font-pitch="variable"/>
    </style:style>
    <style:style style:name="Comtenu_20_du_20_tableau" style:display-name="Comtenu du tableau" style:family="paragraph" style:parent-style-name="Style_20_Coog" style:master-page-name="">
      <style:paragraph-properties fo:margin-left="0cm" fo:margin-right="0cm" fo:text-indent="0cm" style:auto-text-indent="false" style:page-number="auto"/>
      <style:text-properties style:font-name="Liberation Serif1" fo:font-family="'Liberation Serif'" style:font-style-name="Normal" style:font-family-generic="roman" style:font-pitch="variable"/>
    </style:style>
    <style:style style:name="signature" style:family="paragraph" style:parent-style-name="Address" style:master-page-name="">
      <style:paragraph-properties fo:margin-left="10.599cm" fo:margin-right="0cm" fo:text-indent="0cm" style:auto-text-indent="false" style:page-number="auto"/>
    </style:style>
    <style:style style:name="En_20_tête_20_tableau" style:display-name="En tête tableau" style:family="paragraph" style:parent-style-name="Address">
      <style:paragraph-properties fo:margin-left="0cm" fo:margin-right="0cm" fo:text-align="center" style:justify-single-word="false" fo:text-indent="0cm" style:auto-text-indent="false"/>
      <style:text-properties fo:font-weight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8T14:47:58.291480121</meta:creation-date>
    <dc:date>2017-09-29T13:48:22.715186519</dc:date>
    <meta:editing-duration>P1DT2H40M4S</meta:editing-duration>
    <meta:editing-cycles>82</meta:editing-cycles>
    <meta:generator>LibreOffice/5.1.6.2$Linux_X86_64 LibreOffice_project/10m0$Build-2</meta:generator>
    <meta:document-statistic meta:table-count="4" meta:image-count="0" meta:object-count="0" meta:page-count="4" meta:paragraph-count="87" meta:word-count="362" meta:character-count="5107" meta:non-whitespace-character-count="4787"/>
  </office:meta>
</office:document-meta>
</file>